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'Apple SD Gothic Neo', 'Noto Sans CJK KR', 'KoPubDotum Medium', NanumGothic, 'Malgun Gothic'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1" style:family="text">
      <style:text-properties fo:font-size="10.5pt" fo:font-style="normal" fo:font-weight="normal"/>
    </style:style>
    <style:style style:name="T2" style:family="text">
      <style:text-properties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오감도 시제 1호</text:p>
      <text:p text:style-name="Standard"><text:tab/><text:tab/><text:tab/><text:tab/>이</text:p>
      <text:p text:style-name="Standard"><text:span text:style-name="T2">十三人의兒孩가道路로疾走하오</text:span><text:span text:style-name="T1">.<text:line-break/>(</text:span><text:span text:style-name="T2">길은막달은골목이適當하오</text:span><text:span text:style-name="T1">.)<text:line-break/><text:line-break/></text:span><text:span text:style-name="T2">第一의兒孩가무섭다고그리오</text:span><text:span text:style-name="T1">.<text:line-break/></text:span><text:span text:style-name="T2">第二의兒孩도무섭다고그리오</text:span><text:span text:style-name="T1">.<text:line-break/></text:span><text:span text:style-name="T2">第三의兒孩도무섭다고그리오</text:span><text:span text:style-name="T1">.<text:line-break/></text:span><text:span text:style-name="T2">第四의兒孩도무섭다고그리오</text:span><text:span text:style-name="T1">.<text:line-break/></text:span><text:span text:style-name="T2">第五의兒孩도무섭다고그리오</text:span><text:span text:style-name="T1">.<text:line-break/></text:span><text:span text:style-name="T2">第六의兒孩도무섭다고그리오</text:span><text:span text:style-name="T1">.<text:line-break/></text:span><text:span text:style-name="T2">第七의兒孩도무섭다고그리오</text:span><text:span text:style-name="T1">.<text:line-break/></text:span><text:span text:style-name="T2">第八의兒孩도무섭다고그리오</text:span><text:span text:style-name="T1">.<text:line-break/></text:span><text:span text:style-name="T2">第九의兒孩도무섭다고그리오</text:span><text:span text:style-name="T1">.<text:line-break/></text:span><text:span text:style-name="T2">第十의兒孩도무섭다고그리오</text:span><text:span text:style-name="T1">.</text:span></text:p>
      <text:p text:style-name="Standard"><text:span text:style-name="T2">第十一의兒孩가무섭다고그리오</text:span><text:span text:style-name="T1">.<text:line-break/></text:span><text:span text:style-name="T2">第十二의兒孩도무섭다고그리오</text:span><text:span text:style-name="T1">.<text:line-break/></text:span><text:span text:style-name="T2">第十三의兒孩도무섭다고그리오</text:span><text:span text:style-name="T1">.<text:line-break/></text:span><text:span text:style-name="T2">十三人의兒孩는무서운兒孩와무서워하는兒孩와그러케뿐이모혓소</text:span><text:span text:style-name="T1">.(</text:span><text:span text:style-name="T2">다른事情은업는것이차라리나앗소</text:span><text:span text:style-name="T1">)<text:line-break/><text:line-break/></text:span><text:span text:style-name="T2">그中에一人의兒孩가무서운兒孩라도좃소</text:span><text:span text:style-name="T1">.<text:line-break/></text:span><text:span text:style-name="T2">그中에二人의兒孩가무서운兒孩라도좃소</text:span><text:span text:style-name="T1">.<text:line-break/></text:span><text:span text:style-name="T2">그中에二人의兒孩가무서워하는兒孩라도좃소</text:span><text:span text:style-name="T1">.<text:line-break/></text:span><text:span text:style-name="T2">그中에一人의兒孩가무서워하는兒孩라도좃소</text:span><text:span text:style-name="T1">.<text:line-break/><text:line-break/>(</text:span><text:span text:style-name="T2">길은뚤닌골목이라도適當하오</text:span><text:span text:style-name="T1">.)<text:line-break/></text:span><text:span text:style-name="T2">十三人의兒孩가道路로疾走하지아니하야도좃소</text:span><text:span text:style-name="T1">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'Apple SD Gothic Neo', 'Noto Sans CJK KR', 'KoPubDotum Medium', NanumGothic, 'Malgun Gothic'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1:46:22.279387410</meta:creation-date>
    <meta:editing-duration>PT7M55S</meta:editing-duration>
    <meta:editing-cycles>2</meta:editing-cycles>
    <meta:generator>LibreOffice/5.1.4.2$Linux_X86_64 LibreOffice_project/10m0$Build-2</meta:generator>
    <dc:date>2017-03-20T11:54:12.575804993</dc:date>
    <meta:document-statistic meta:table-count="0" meta:image-count="0" meta:object-count="0" meta:page-count="1" meta:paragraph-count="4" meta:word-count="385" meta:character-count="417" meta:non-whitespace-character-count="388"/>
  </office:meta>
</office:document-meta>
</file>